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InterceptorContext.hasInterceptor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terceptorContext.setOverrideForward( InterceptorForward fwd , ActionInterceptor interce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onInterceptorContext.getA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terceptorContext.getInterceptor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terceptorContext.setOriginalForward( ActionForward origFw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terceptorContext.getOriginal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terceptorContext.ini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onInterceptorContext.addSimpleInterceptors( org . apache . beehive . netui . util . config . bean . SimpleActionInterceptorConfig [ ] configBeans , List interceptors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ctionInterceptorContext.ActionInterceptorContext( HttpServletRequest request , HttpServletResponse response , ServletContext servletContext , PageFlowController controller , InterceptorForward originalForward , String a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onInterceptorContext.getActiveContext( ServletRequest request , boolean consu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onInterceptorContext.getPage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terceptorContext.getActionInterceptors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ActionInterceptorContext.getOverridingActio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